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xtManager.existsReserved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ontext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ntextManager.getReserved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ntextManager.existsContex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ntextManager.deleteContext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Context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xtManager.createContext( String name , String loadURI , String save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faultContextManager.getContex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ontext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extManager.isReservedContext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ontextManager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xtManager.hasSess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ntextManager.getSessionContexts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